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d225" officeooo:paragraph-rsid="0000d2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iua de astazi 23.11.2023</text:p>
      <text:p text:style-name="P1">Newton JSON dependency insertive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7:58:52.530000000</meta:creation-date>
    <dc:date>2023-11-23T18:00:08.108000000</dc:date>
    <meta:editing-duration>PT1M18S</meta:editing-duration>
    <meta:editing-cycles>1</meta:editing-cycles>
    <meta:document-statistic meta:table-count="0" meta:image-count="0" meta:object-count="0" meta:page-count="1" meta:paragraph-count="2" meta:word-count="8" meta:character-count="57" meta:non-whitespace-character-count="51"/>
    <meta:generator>LibreOffice/7.5.5.2$Windows_X86_64 LibreOffice_project/ca8fe7424262805f223b9a2334bc7181abbcbf5e</meta:generator>
  </office:meta>
</office:document-meta>
</file>